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Sawasdee" svg:font-family="Sawasd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Sawasdee" fo:font-size="12pt" fo:font-style="italic" style:text-underline-style="none" fo:font-weight="normal" officeooo:rsid="00135942" officeooo:paragraph-rsid="00135942" style:font-size-asian="12pt" style:font-style-asian="italic" style:font-weight-asian="normal" style:font-size-complex="12pt" style:font-style-complex="italic" style:font-weight-complex="normal"/>
    </style:style>
    <style:style style:name="P2" style:family="paragraph" style:parent-style-name="Standard">
      <style:paragraph-properties fo:text-align="center" style:justify-single-word="false"/>
      <style:text-properties style:font-name="Sawasdee" fo:font-size="18pt" fo:font-style="italic" style:text-underline-style="solid" style:text-underline-width="auto" style:text-underline-color="font-color" fo:font-weight="bold" officeooo:rsid="0018bfbd" officeooo:paragraph-rsid="0018bfbd" style:font-size-asian="18pt" style:font-style-asian="italic" style:font-weight-asian="bold" style:font-size-complex="18pt" style:font-style-complex="italic" style:font-weight-complex="bold"/>
    </style:style>
    <style:style style:name="P3" style:family="paragraph" style:parent-style-name="Standard">
      <style:paragraph-properties fo:text-align="center" style:justify-single-word="false"/>
      <style:text-properties style:font-name="Sawasdee" fo:font-size="14pt" fo:font-style="italic" style:text-underline-style="none" fo:font-weight="normal" officeooo:rsid="00135942" officeooo:paragraph-rsid="00135942" style:font-size-asian="14pt" style:font-style-asian="italic" style:font-weight-asian="normal" style:font-size-complex="14pt" style:font-style-complex="italic" style:font-weight-complex="normal"/>
    </style:style>
    <style:style style:name="P4" style:family="paragraph" style:parent-style-name="Standard">
      <style:text-properties style:font-name="Sawasdee" fo:font-size="14pt" officeooo:rsid="002d9405" officeooo:paragraph-rsid="001a2cf0" style:font-size-asian="14pt" style:font-size-complex="14pt"/>
    </style:style>
    <style:style style:name="P5" style:family="paragraph" style:parent-style-name="Standard">
      <style:text-properties style:font-name="Sawasdee" fo:font-size="14pt" officeooo:rsid="002d9405" officeooo:paragraph-rsid="002d9405" style:font-size-asian="14pt" style:font-size-complex="14pt"/>
    </style:style>
    <style:style style:name="P6" style:family="paragraph" style:parent-style-name="Standard">
      <style:text-properties style:font-name="Sawasdee" fo:font-size="14pt" officeooo:rsid="002d9405" officeooo:paragraph-rsid="002f5799" style:font-size-asian="14pt" style:font-size-complex="14pt"/>
    </style:style>
    <style:style style:name="P7" style:family="paragraph" style:parent-style-name="Standard">
      <style:text-properties style:font-name="Sawasdee" officeooo:rsid="002d9405" officeooo:paragraph-rsid="002d9405"/>
    </style:style>
    <style:style style:name="P8" style:family="paragraph" style:parent-style-name="Standard">
      <style:paragraph-properties fo:text-align="center" style:justify-single-word="false"/>
      <style:text-properties fo:font-size="10pt" fo:font-style="italic" style:text-underline-style="solid" style:text-underline-width="auto" style:text-underline-color="font-color" fo:font-weight="bold" officeooo:rsid="0016f2ed" officeooo:paragraph-rsid="0016f2ed" style:font-size-asian="10pt" style:font-style-asian="italic" style:font-weight-asian="bold" style:font-size-complex="10pt" style:font-style-complex="italic" style:font-weight-complex="bold"/>
    </style:style>
    <style:style style:name="P9" style:family="paragraph" style:parent-style-name="Standard">
      <style:text-properties style:font-name="Sawasdee" fo:font-size="18pt" fo:font-style="normal" style:text-underline-style="solid" style:text-underline-width="auto" style:text-underline-color="font-color" fo:font-weight="bold" officeooo:rsid="002d9405" officeooo:paragraph-rsid="002d9405" style:font-size-asian="18pt" style:font-style-asian="normal" style:font-weight-asian="bold" style:font-size-complex="18pt" style:font-style-complex="normal" style:font-weight-complex="bold"/>
    </style:style>
    <style:style style:name="P10" style:family="paragraph" style:parent-style-name="Standard">
      <style:text-properties style:font-name="Sawasdee" fo:font-size="18pt" fo:font-style="normal" style:text-underline-style="solid" style:text-underline-width="auto" style:text-underline-color="font-color" fo:font-weight="bold" officeooo:rsid="0019a0d3" officeooo:paragraph-rsid="002d9405" style:font-size-asian="18pt" style:font-style-asian="normal" style:font-weight-asian="bold" style:font-size-complex="18pt" style:font-style-complex="normal" style:font-weight-complex="bold"/>
    </style:style>
    <style:style style:name="P11" style:family="paragraph" style:parent-style-name="Standard">
      <style:text-properties style:font-name="Sawasdee" fo:font-size="14pt" officeooo:rsid="002d9405" officeooo:paragraph-rsid="0030af0a" style:font-size-asian="14pt" style:font-size-complex="14pt"/>
    </style:style>
    <style:style style:name="T1" style:family="text">
      <style:text-properties style:font-name="Sawasdee"/>
    </style:style>
    <style:style style:name="T2" style:family="text">
      <style:text-properties style:font-name="Sawasdee" officeooo:rsid="0016f2ed"/>
    </style:style>
    <style:style style:name="T3" style:family="text">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T4" style:family="text">
      <style:text-properties fo:font-size="18pt" fo:font-style="normal" style:text-underline-style="solid" style:text-underline-width="auto" style:text-underline-color="font-color" fo:font-weight="bold" officeooo:rsid="0019a0d3" style:font-size-asian="18pt" style:font-style-asian="normal" style:font-weight-asian="bold" style:font-size-complex="18pt" style:font-style-complex="normal" style:font-weight-complex="bold"/>
    </style:style>
    <style:style style:name="T5" style:family="text">
      <style:text-properties officeooo:rsid="002f5799"/>
    </style:style>
    <style:style style:name="T6" style:family="text">
      <style:text-properties officeooo:rsid="0030af0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6">Vocabulary Tree</text:span> Assignment</text:p>
      <text:p text:style-name="P2">Computer Vision</text:p>
      <text:p text:style-name="P3">Aman Bhatia</text:p>
      <text:p text:style-name="P3"><text:span text:style-name="T6">05</text:span>, <text:span text:style-name="T6">October</text:span>, 2016</text:p>
      <text:p text:style-name="P1"/>
      <text:p text:style-name="P9">Database Description</text:p>
      <text:p text:style-name="P5"/>
      <text:p text:style-name="P5"><text:tab/>The database consists of 10,000 images of Delhi. They are all downloaded from the internet using a script. No manual filtering is done on the database so you can also find images of TajMahal and other famous monuments.</text:p>
      <text:p text:style-name="P7"/>
      <text:p text:style-name="P10"/>
      <text:p text:style-name="P7"><text:span text:style-name="T4">V</text:span><text:span text:style-name="T3">ocabulary Tree</text:span></text:p>
      <text:p text:style-name="P4"/>
      <text:p text:style-name="P5"><text:tab/>For building Vocabulary Tree, I used the very popular library built by Snavely(<text:a xlink:type="simple" xlink:href="https://github.com/snavely/VocabTree2" text:style-name="Internet_20_link" text:visited-style-name="Visited_20_Internet_20_Link">https://github.com/snavely/VocabTree2</text:a>). I tried several combinations of branching factor(3,5,7) and depth(9,10) of the tree and found that the output for all of them is almost the same. This is because the images in the data are quite clustered. If the query image is of say Qutub Minar, then all the 30-40 Qutub Minar images in the dataset were returned as output. Finally I used the branching factor to be 3 and depth to be 10.</text:p>
      <text:p text:style-name="P5"/>
      <text:p text:style-name="P5"/>
      <text:p text:style-name="P9">Match Graph and Clustering</text:p>
      <text:p text:style-name="P5"/>
      <text:p text:style-name="P6"><text:tab/>Every image in the database is a vertex in the graph and the edges and edge weights between two images represent the similarity between them. <text:span text:style-name="T5">More the edge weight, more similar the images are. </text:span>For building the match graph, I quried every image in the database and extracted 100 <text:soft-page-break/>closest images to the query image in a ranked order. <text:span text:style-name="T5">I connected the query image with those 100 images and set their edge weights to be same as the similarity weight returned by the vocabulary tree.</text:span></text:p>
      <text:p text:style-name="P11"><text:tab/><text:span text:style-name="T5">For clustering the graph, I used Markov Clustering(MCL)(</text:span><text:a xlink:type="simple" xlink:href="http://micans.org/mcl/" text:style-name="Internet_20_link" text:visited-style-name="Visited_20_Internet_20_Link"><text:span text:style-name="T5">http://micans.org/mcl/</text:span></text:a><text:span text:style-name="T5">). This also includes experimentation with the clustering parameters.</text:span> <text:span text:style-name="T6">We can control the coarsity of the clustering. Default settings made ~350 clusters. Clusters were good but there was redundancy i.e. say, for a set images of qutub minar, which were taken from two different views, clustering produces two different clusters. With different parameters, I increased the coarsity and number of clusters came down to ~150. The clustering was very good i.e. it clustered all kind of images of a place, say qutub minar in one single cluster. </text:span></text:p>
      <text:p text:style-name="P5"/>
      <text:p text:style-name="P5"/>
      <text:p text:style-name="P5"/>
      <text:p text:style-name="P8"><text:span text:style-name="T2">--E</text:span><text:span text:style-name="T1">ND OF DOCU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Sawasdee" svg:font-family="Sawasd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2T21:48:36.703041647</meta:creation-date>
    <dc:date>2016-10-21T17:44:35.446143629</dc:date>
    <meta:editing-duration>PT1H25M44S</meta:editing-duration>
    <meta:editing-cycles>28</meta:editing-cycles>
    <meta:generator>LibreOffice/5.1.4.2$Linux_X86_64 LibreOffice_project/10m0$Build-2</meta:generator>
    <meta:document-statistic meta:table-count="0" meta:image-count="0" meta:object-count="0" meta:page-count="2" meta:paragraph-count="12" meta:word-count="325" meta:character-count="1972" meta:non-whitespace-character-count="1655"/>
  </office:meta>
</office:document-meta>
</file>